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4f18f" officeooo:paragraph-rsid="0014f18f"/>
    </style:style>
    <style:style style:name="P2" style:family="paragraph" style:parent-style-name="Standard">
      <style:text-properties officeooo:rsid="0014f18f" officeooo:paragraph-rsid="0014f18f"/>
    </style:style>
    <style:style style:name="T1" style:family="text">
      <style:text-properties officeooo:rsid="0014f18f"/>
    </style:style>
    <style:style style:name="T2" style:family="text">
      <style:text-properties officeooo:rsid="00165287"/>
    </style:style>
    <style:style style:name="T3" style:family="text">
      <style:text-properties officeooo:rsid="00178733"/>
    </style:style>
    <style:style style:name="T4" style:family="text">
      <style:text-properties officeooo:rsid="0017a3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2"/><text:span text:style-name="T1">Mail Issue</text:span></text:p>
      <text:p text:style-name="Standard"/>
      <text:p text:style-name="P1">Problem</text:p>
      <text:p text:style-name="P1"/>
      <text:p text:style-name="P1">Roundcube to Gmail mails are take time to delivered.</text:p>
      <text:p text:style-name="P1"/>
      <text:p text:style-name="P1">Why it happened …?</text:p>
      <text:p text:style-name="P1"/>
      <text:p text:style-name="P1">So many reason are there.... like </text:p>
      <text:p text:style-name="P1"/>
      <text:p text:style-name="P1">→ Spam massage’s sending , </text:p>
      <text:p text:style-name="P1">→ Bulk mail sending , </text:p>
      <text:p text:style-name="P1">→ Don’t follow gmail security&amp;policy </text:p>
      <text:p text:style-name="P1">→ Wrong recipiant user’s</text:p>
      <text:p text:style-name="P1">→ Correct records for A,MX,TXT,SPF </text:p>
      <text:p text:style-name="P1">→<text:span text:style-name="T3"> etc,......</text:span></text:p>
      <text:p text:style-name="P1"/>
      <text:p text:style-name="P1"><text:s/><text:span text:style-name="T2">B</text:span>ut our solutions : <text:span text:style-name="T4">W</text:span>rong TXT records is updated in our media-template of softsolutions4u.info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7-01-04T11:20:04.495104315</meta:creation-date>
    <dc:date>2017-01-04T11:44:25.357118036</dc:date>
    <dc:creator>softsolutions4u </dc:creator>
    <meta:editing-duration>PT13M29S</meta:editing-duration>
    <meta:editing-cycles>4</meta:editing-cycles>
    <meta:generator>LibreOffice/4.3.7.2$Linux_x86 LibreOffice_project/430$Build-2</meta:generator>
    <meta:document-statistic meta:table-count="0" meta:image-count="0" meta:object-count="0" meta:page-count="1" meta:paragraph-count="12" meta:word-count="63" meta:character-count="417" meta:non-whitespace-character-count="318"/>
  </office:meta>
</office:document-meta>
</file>